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B2" style:family="table-cell" style:data-style-name="N75">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8" style:family="table">
      <style:table-properties style:width="16.002cm" fo:break-before="auto" fo:break-after="auto" table:align="margins" style:writing-mode="lr-tb"/>
    </style:style>
    <style:style style:name="Table8.A" style:family="table-column">
      <style:table-column-properties style:column-width="3cm" style:rel-column-width="12287*"/>
    </style:style>
    <style:style style:name="Table8.B" style:family="table-column">
      <style:table-column-properties style:column-width="9.999cm" style:rel-column-width="40952*"/>
    </style:style>
    <style:style style:name="Table8.C" style:family="table-column">
      <style:table-column-properties style:column-width="3.002cm" style:rel-column-width="12296*"/>
    </style:style>
    <style:style style:name="Table8.A1" style:family="table-cell">
      <style:table-cell-properties fo:padding-left="0cm" fo:padding-right="0cm" fo:padding-top="0.64cm" fo:padding-bottom="0cm" fo:border="none"/>
    </style:style>
    <style:style style:name="Table9" style:family="table">
      <style:table-properties style:width="16.002cm" table:align="margins" style:may-break-between-rows="false" style:writing-mode="lr-tb"/>
    </style:style>
    <style:style style:name="Table9.A" style:family="table-column">
      <style:table-column-properties style:column-width="0.499cm" style:rel-column-width="2047*"/>
    </style:style>
    <style:style style:name="Table9.f" style:family="table-column">
      <style:table-column-properties style:column-width="0.508cm" style:rel-column-width="2078*"/>
    </style:style>
    <style:style style:name="Table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0" style:family="table">
      <style:table-properties style:width="16.002cm" fo:break-before="auto" fo:break-after="auto" table:align="margins" style:writing-mode="lr-tb"/>
    </style:style>
    <style:style style:name="Table10.A" style:family="table-column">
      <style:table-column-properties style:column-width="3cm" style:rel-column-width="12287*"/>
    </style:style>
    <style:style style:name="Table10.B" style:family="table-column">
      <style:table-column-properties style:column-width="9.999cm" style:rel-column-width="40952*"/>
    </style:style>
    <style:style style:name="Table10.C" style:family="table-column">
      <style:table-column-properties style:column-width="3.002cm" style:rel-column-width="12296*"/>
    </style:style>
    <style:style style:name="Table10.A1" style:family="table-cell">
      <style:table-cell-properties fo:padding-left="0cm" fo:padding-right="0cm" fo:padding-top="0.64cm" fo:padding-bottom="0cm" fo:border="none"/>
    </style:style>
    <style:style style:name="Table11" style:family="table">
      <style:table-properties style:width="16.002cm" table:align="margins" style:may-break-between-rows="false" style:writing-mode="lr-tb"/>
    </style:style>
    <style:style style:name="Table11.A" style:family="table-column">
      <style:table-column-properties style:column-width="0.499cm" style:rel-column-width="2047*"/>
    </style:style>
    <style:style style:name="Table11.f" style:family="table-column">
      <style:table-column-properties style:column-width="0.508cm" style:rel-column-width="2078*"/>
    </style:style>
    <style:style style:name="Table1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2" style:family="table">
      <style:table-properties style:width="16.002cm" fo:break-before="page" table:align="margins" style:writing-mode="lr-tb"/>
    </style:style>
    <style:style style:name="Table12.A" style:family="table-column">
      <style:table-column-properties style:column-width="3cm" style:rel-column-width="12287*"/>
    </style:style>
    <style:style style:name="Table12.B" style:family="table-column">
      <style:table-column-properties style:column-width="9.999cm" style:rel-column-width="40952*"/>
    </style:style>
    <style:style style:name="Table12.C" style:family="table-column">
      <style:table-column-properties style:column-width="3.002cm" style:rel-column-width="12296*"/>
    </style:style>
    <style:style style:name="Table12.A1" style:family="table-cell">
      <style:table-cell-properties fo:padding-left="0cm" fo:padding-right="0cm" fo:padding-top="0.64cm" fo:padding-bottom="0cm" fo:border="none"/>
    </style:style>
    <style:style style:name="Table13" style:family="table">
      <style:table-properties style:width="16.002cm" table:align="margins" style:may-break-between-rows="false" style:writing-mode="lr-tb"/>
    </style:style>
    <style:style style:name="Table13.A" style:family="table-column">
      <style:table-column-properties style:column-width="0.499cm" style:rel-column-width="2047*"/>
    </style:style>
    <style:style style:name="Table13.f" style:family="table-column">
      <style:table-column-properties style:column-width="0.508cm" style:rel-column-width="2078*"/>
    </style:style>
    <style:style style:name="Table1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3.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4" style:family="table">
      <style:table-properties style:width="16.002cm" fo:break-before="page" table:align="margins" style:writing-mode="lr-tb"/>
    </style:style>
    <style:style style:name="Table14.A" style:family="table-column">
      <style:table-column-properties style:column-width="2.999cm" style:rel-column-width="12280*"/>
    </style:style>
    <style:style style:name="Table14.B" style:family="table-column">
      <style:table-column-properties style:column-width="9.999cm" style:rel-column-width="40952*"/>
    </style:style>
    <style:style style:name="Table14.C" style:family="table-column">
      <style:table-column-properties style:column-width="3.004cm" style:rel-column-width="12303*"/>
    </style:style>
    <style:style style:name="Table14.A1" style:family="table-cell">
      <style:table-cell-properties fo:padding-left="0cm" fo:padding-right="0cm" fo:padding-top="0.64cm" fo:padding-bottom="0cm" fo:border="none"/>
    </style:style>
    <style:style style:name="Table15" style:family="table">
      <style:table-properties style:width="16.002cm" table:align="margins" style:may-break-between-rows="false" style:writing-mode="lr-tb"/>
    </style:style>
    <style:style style:name="Table15.A" style:family="table-column">
      <style:table-column-properties style:column-width="0.499cm" style:rel-column-width="2047*"/>
    </style:style>
    <style:style style:name="Table15.f" style:family="table-column">
      <style:table-column-properties style:column-width="0.508cm" style:rel-column-width="2078*"/>
    </style:style>
    <style:style style:name="Table1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6" style:family="table">
      <style:table-properties style:width="16.002cm" fo:break-before="page" table:align="margins" style:writing-mode="lr-tb"/>
    </style:style>
    <style:style style:name="Table16.A" style:family="table-column">
      <style:table-column-properties style:column-width="3cm" style:rel-column-width="12287*"/>
    </style:style>
    <style:style style:name="Table16.B" style:family="table-column">
      <style:table-column-properties style:column-width="9.999cm" style:rel-column-width="40952*"/>
    </style:style>
    <style:style style:name="Table16.C" style:family="table-column">
      <style:table-column-properties style:column-width="3.002cm" style:rel-column-width="12296*"/>
    </style:style>
    <style:style style:name="Table16.A1" style:family="table-cell">
      <style:table-cell-properties fo:padding-left="0cm" fo:padding-right="0cm" fo:padding-top="0.64cm" fo:padding-bottom="0cm" fo:border="none"/>
    </style:style>
    <style:style style:name="Table17" style:family="table">
      <style:table-properties style:width="16.002cm" table:align="margins" style:may-break-between-rows="false" style:writing-mode="lr-tb"/>
    </style:style>
    <style:style style:name="Table17.A" style:family="table-column">
      <style:table-column-properties style:column-width="0.499cm" style:rel-column-width="2047*"/>
    </style:style>
    <style:style style:name="Table17.f" style:family="table-column">
      <style:table-column-properties style:column-width="0.508cm" style:rel-column-width="2078*"/>
    </style:style>
    <style:style style:name="Table1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8" style:family="table">
      <style:table-properties style:width="16.002cm" fo:break-before="page" table:align="margins" style:writing-mode="lr-tb"/>
    </style:style>
    <style:style style:name="Table18.A" style:family="table-column">
      <style:table-column-properties style:column-width="3cm" style:rel-column-width="12287*"/>
    </style:style>
    <style:style style:name="Table18.B" style:family="table-column">
      <style:table-column-properties style:column-width="9.999cm" style:rel-column-width="40952*"/>
    </style:style>
    <style:style style:name="Table18.C" style:family="table-column">
      <style:table-column-properties style:column-width="3.002cm" style:rel-column-width="12296*"/>
    </style:style>
    <style:style style:name="Table18.A1" style:family="table-cell">
      <style:table-cell-properties fo:padding-left="0cm" fo:padding-right="0cm" fo:padding-top="0.64cm" fo:padding-bottom="0cm" fo:border="none"/>
    </style:style>
    <style:style style:name="Table19" style:family="table">
      <style:table-properties style:width="16.002cm" table:align="margins" style:may-break-between-rows="false" style:writing-mode="lr-tb"/>
    </style:style>
    <style:style style:name="Table19.A" style:family="table-column">
      <style:table-column-properties style:column-width="0.499cm" style:rel-column-width="2047*"/>
    </style:style>
    <style:style style:name="Table19.f" style:family="table-column">
      <style:table-column-properties style:column-width="0.508cm" style:rel-column-width="2078*"/>
    </style:style>
    <style:style style:name="Table1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0" style:family="table">
      <style:table-properties style:width="16.002cm" fo:break-before="page" table:align="margins" style:writing-mode="lr-tb"/>
    </style:style>
    <style:style style:name="Table20.A" style:family="table-column">
      <style:table-column-properties style:column-width="3cm" style:rel-column-width="12287*"/>
    </style:style>
    <style:style style:name="Table20.B" style:family="table-column">
      <style:table-column-properties style:column-width="9.999cm" style:rel-column-width="40952*"/>
    </style:style>
    <style:style style:name="Table20.C" style:family="table-column">
      <style:table-column-properties style:column-width="3.002cm" style:rel-column-width="12296*"/>
    </style:style>
    <style:style style:name="Table20.A1" style:family="table-cell">
      <style:table-cell-properties fo:padding-left="0cm" fo:padding-right="0cm" fo:padding-top="0.64cm" fo:padding-bottom="0cm" fo:border="none"/>
    </style:style>
    <style:style style:name="Table21" style:family="table">
      <style:table-properties style:width="16.002cm" table:align="margins" style:may-break-between-rows="false" style:writing-mode="lr-tb"/>
    </style:style>
    <style:style style:name="Table21.A" style:family="table-column">
      <style:table-column-properties style:column-width="0.499cm" style:rel-column-width="2047*"/>
    </style:style>
    <style:style style:name="Table21.f" style:family="table-column">
      <style:table-column-properties style:column-width="0.508cm" style:rel-column-width="2078*"/>
    </style:style>
    <style:style style:name="Table2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2" style:family="table">
      <style:table-properties style:width="16.002cm" fo:break-before="page" table:align="margins" style:writing-mode="lr-tb"/>
    </style:style>
    <style:style style:name="Table22.A" style:family="table-column">
      <style:table-column-properties style:column-width="3cm" style:rel-column-width="12287*"/>
    </style:style>
    <style:style style:name="Table22.B" style:family="table-column">
      <style:table-column-properties style:column-width="9.999cm" style:rel-column-width="40952*"/>
    </style:style>
    <style:style style:name="Table22.C" style:family="table-column">
      <style:table-column-properties style:column-width="3.002cm" style:rel-column-width="12296*"/>
    </style:style>
    <style:style style:name="Table22.A1" style:family="table-cell">
      <style:table-cell-properties fo:padding-left="0cm" fo:padding-right="0cm" fo:padding-top="0.64cm" fo:padding-bottom="0cm" fo:border="none"/>
    </style:style>
    <style:style style:name="Table23" style:family="table">
      <style:table-properties style:width="16.002cm" table:align="margins" style:may-break-between-rows="false" style:writing-mode="lr-tb"/>
    </style:style>
    <style:style style:name="Table23.A" style:family="table-column">
      <style:table-column-properties style:column-width="0.499cm" style:rel-column-width="2047*"/>
    </style:style>
    <style:style style:name="Table23.f" style:family="table-column">
      <style:table-column-properties style:column-width="0.508cm" style:rel-column-width="2078*"/>
    </style:style>
    <style:style style:name="Table2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3.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4" style:family="table">
      <style:table-properties style:width="16.002cm" fo:break-before="page" table:align="margins" style:writing-mode="lr-tb"/>
    </style:style>
    <style:style style:name="Table24.A" style:family="table-column">
      <style:table-column-properties style:column-width="3cm" style:rel-column-width="12287*"/>
    </style:style>
    <style:style style:name="Table24.B" style:family="table-column">
      <style:table-column-properties style:column-width="9.999cm" style:rel-column-width="40952*"/>
    </style:style>
    <style:style style:name="Table24.C" style:family="table-column">
      <style:table-column-properties style:column-width="3.002cm" style:rel-column-width="12296*"/>
    </style:style>
    <style:style style:name="Table24.A1" style:family="table-cell">
      <style:table-cell-properties fo:padding-left="0cm" fo:padding-right="0cm" fo:padding-top="0.64cm" fo:padding-bottom="0cm" fo:border="none"/>
    </style:style>
    <style:style style:name="Table25" style:family="table">
      <style:table-properties style:width="16.002cm" table:align="margins" style:may-break-between-rows="false" style:writing-mode="lr-tb"/>
    </style:style>
    <style:style style:name="Table25.A" style:family="table-column">
      <style:table-column-properties style:column-width="0.499cm" style:rel-column-width="2047*"/>
    </style:style>
    <style:style style:name="Table25.f" style:family="table-column">
      <style:table-column-properties style:column-width="0.508cm" style:rel-column-width="2078*"/>
    </style:style>
    <style:style style:name="Table2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6" style:family="table">
      <style:table-properties style:width="16.002cm" fo:break-before="page" table:align="margins" style:writing-mode="lr-tb"/>
    </style:style>
    <style:style style:name="Table26.A" style:family="table-column">
      <style:table-column-properties style:column-width="3cm" style:rel-column-width="12287*"/>
    </style:style>
    <style:style style:name="Table26.B" style:family="table-column">
      <style:table-column-properties style:column-width="9.999cm" style:rel-column-width="40952*"/>
    </style:style>
    <style:style style:name="Table26.C" style:family="table-column">
      <style:table-column-properties style:column-width="3.002cm" style:rel-column-width="12296*"/>
    </style:style>
    <style:style style:name="Table26.A1" style:family="table-cell">
      <style:table-cell-properties fo:padding-left="0cm" fo:padding-right="0cm" fo:padding-top="0.64cm" fo:padding-bottom="0cm" fo:border="none"/>
    </style:style>
    <style:style style:name="Table27" style:family="table">
      <style:table-properties style:width="16.002cm" table:align="margins" style:may-break-between-rows="false" style:writing-mode="lr-tb"/>
    </style:style>
    <style:style style:name="Table27.A" style:family="table-column">
      <style:table-column-properties style:column-width="0.499cm" style:rel-column-width="2047*"/>
    </style:style>
    <style:style style:name="Table27.f" style:family="table-column">
      <style:table-column-properties style:column-width="0.508cm" style:rel-column-width="2078*"/>
    </style:style>
    <style:style style:name="Table2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8" style:family="table">
      <style:table-properties style:width="16.002cm" fo:break-before="page" table:align="margins" style:writing-mode="lr-tb"/>
    </style:style>
    <style:style style:name="Table28.A" style:family="table-column">
      <style:table-column-properties style:column-width="3cm" style:rel-column-width="12287*"/>
    </style:style>
    <style:style style:name="Table28.B" style:family="table-column">
      <style:table-column-properties style:column-width="9.999cm" style:rel-column-width="40952*"/>
    </style:style>
    <style:style style:name="Table28.C" style:family="table-column">
      <style:table-column-properties style:column-width="3.002cm" style:rel-column-width="12296*"/>
    </style:style>
    <style:style style:name="Table28.A1" style:family="table-cell">
      <style:table-cell-properties fo:padding-left="0cm" fo:padding-right="0cm" fo:padding-top="0.64cm" fo:padding-bottom="0cm" fo:border="none"/>
    </style:style>
    <style:style style:name="Table29" style:family="table">
      <style:table-properties style:width="16.002cm" table:align="margins" style:may-break-between-rows="false" style:writing-mode="lr-tb"/>
    </style:style>
    <style:style style:name="Table29.A" style:family="table-column">
      <style:table-column-properties style:column-width="0.499cm" style:rel-column-width="2047*"/>
    </style:style>
    <style:style style:name="Table29.f" style:family="table-column">
      <style:table-column-properties style:column-width="0.508cm" style:rel-column-width="2078*"/>
    </style:style>
    <style:style style:name="Table2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9.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0" style:family="table">
      <style:table-properties style:width="16.002cm" fo:break-before="page" table:align="margins" style:writing-mode="lr-tb"/>
    </style:style>
    <style:style style:name="Table30.A" style:family="table-column">
      <style:table-column-properties style:column-width="3cm" style:rel-column-width="12287*"/>
    </style:style>
    <style:style style:name="Table30.B" style:family="table-column">
      <style:table-column-properties style:column-width="9.999cm" style:rel-column-width="40952*"/>
    </style:style>
    <style:style style:name="Table30.C" style:family="table-column">
      <style:table-column-properties style:column-width="3.002cm" style:rel-column-width="12296*"/>
    </style:style>
    <style:style style:name="Table30.A1" style:family="table-cell">
      <style:table-cell-properties fo:padding-left="0cm" fo:padding-right="0cm" fo:padding-top="0.64cm" fo:padding-bottom="0cm" fo:border="none"/>
    </style:style>
    <style:style style:name="Table31" style:family="table">
      <style:table-properties style:width="16.002cm" table:align="margins" style:may-break-between-rows="false" style:writing-mode="lr-tb"/>
    </style:style>
    <style:style style:name="Table31.A" style:family="table-column">
      <style:table-column-properties style:column-width="0.499cm" style:rel-column-width="2047*"/>
    </style:style>
    <style:style style:name="Table31.f" style:family="table-column">
      <style:table-column-properties style:column-width="0.508cm" style:rel-column-width="2078*"/>
    </style:style>
    <style:style style:name="Table3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 style:family="table">
      <style:table-properties style:width="16.002cm" fo:break-before="auto" fo:break-after="auto" table:align="margins" style:writing-mode="lr-tb"/>
    </style:style>
    <style:style style:name="Table3.A" style:family="table-column">
      <style:table-column-properties style:column-width="3cm" style:rel-column-width="12287*"/>
    </style:style>
    <style:style style:name="Table3.B" style:family="table-column">
      <style:table-column-properties style:column-width="9.999cm" style:rel-column-width="40952*"/>
    </style:style>
    <style:style style:name="Table3.C" style:family="table-column">
      <style:table-column-properties style:column-width="3.002cm" style:rel-column-width="12296*"/>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may-break-between-rows="false" style:writing-mode="lr-tb"/>
    </style:style>
    <style:style style:name="Table5.A" style:family="table-column">
      <style:table-column-properties style:column-width="0.499cm" style:rel-column-width="2047*"/>
    </style:style>
    <style:style style:name="Table5.f" style:family="table-column">
      <style:table-column-properties style:column-width="0.508cm" style:rel-column-width="2078*"/>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writing-mode="lr-tb"/>
    </style:style>
    <style:style style:name="Table6.A" style:family="table-column">
      <style:table-column-properties style:column-width="3cm" style:rel-column-width="12287*"/>
    </style:style>
    <style:style style:name="Table6.B" style:family="table-column">
      <style:table-column-properties style:column-width="9.999cm" style:rel-column-width="40952*"/>
    </style:style>
    <style:style style:name="Table6.C" style:family="table-column">
      <style:table-column-properties style:column-width="3.002cm" style:rel-column-width="12296*"/>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may-break-between-rows="false" style:writing-mode="lr-tb"/>
    </style:style>
    <style:style style:name="Table7.A" style:family="table-column">
      <style:table-column-properties style:column-width="0.499cm" style:rel-column-width="2047*"/>
    </style:style>
    <style:style style:name="Table7.f" style:family="table-column">
      <style:table-column-properties style:column-width="0.508cm" style:rel-column-width="2078*"/>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2" style:family="table">
      <style:table-properties style:width="16.002cm" fo:break-before="page" table:align="margins" style:writing-mode="lr-tb"/>
    </style:style>
    <style:style style:name="Table32.A" style:family="table-column">
      <style:table-column-properties style:column-width="3cm" style:rel-column-width="12287*"/>
    </style:style>
    <style:style style:name="Table32.B" style:family="table-column">
      <style:table-column-properties style:column-width="9.999cm" style:rel-column-width="40952*"/>
    </style:style>
    <style:style style:name="Table32.C" style:family="table-column">
      <style:table-column-properties style:column-width="3.002cm" style:rel-column-width="12296*"/>
    </style:style>
    <style:style style:name="Table32.A1" style:family="table-cell">
      <style:table-cell-properties fo:padding-left="0cm" fo:padding-right="0cm" fo:padding-top="0.64cm" fo:padding-bottom="0cm" fo:border="none"/>
    </style:style>
    <style:style style:name="Table33" style:family="table">
      <style:table-properties style:width="16.002cm" table:align="margins" style:may-break-between-rows="false" style:writing-mode="lr-tb"/>
    </style:style>
    <style:style style:name="Table33.A" style:family="table-column">
      <style:table-column-properties style:column-width="0.499cm" style:rel-column-width="2047*"/>
    </style:style>
    <style:style style:name="Table33.f" style:family="table-column">
      <style:table-column-properties style:column-width="0.508cm" style:rel-column-width="2078*"/>
    </style:style>
    <style:style style:name="Table3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3.V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4" style:family="table">
      <style:table-properties style:width="16.002cm" fo:break-before="page" table:align="margins" style:writing-mode="lr-tb"/>
    </style:style>
    <style:style style:name="Table34.A" style:family="table-column">
      <style:table-column-properties style:column-width="3cm" style:rel-column-width="12287*"/>
    </style:style>
    <style:style style:name="Table34.B" style:family="table-column">
      <style:table-column-properties style:column-width="9.999cm" style:rel-column-width="40952*"/>
    </style:style>
    <style:style style:name="Table34.C" style:family="table-column">
      <style:table-column-properties style:column-width="3.002cm" style:rel-column-width="12296*"/>
    </style:style>
    <style:style style:name="Table34.A1" style:family="table-cell">
      <style:table-cell-properties fo:padding-left="0cm" fo:padding-right="0cm" fo:padding-top="0.64cm" fo:padding-bottom="0cm" fo:border="none"/>
    </style:style>
    <style:style style:name="Table35" style:family="table">
      <style:table-properties style:width="16.002cm" table:align="margins" style:may-break-between-rows="false" style:writing-mode="lr-tb"/>
    </style:style>
    <style:style style:name="Table35.A" style:family="table-column">
      <style:table-column-properties style:column-width="0.499cm" style:rel-column-width="2047*"/>
    </style:style>
    <style:style style:name="Table35.f" style:family="table-column">
      <style:table-column-properties style:column-width="0.508cm" style:rel-column-width="2078*"/>
    </style:style>
    <style:style style:name="Table3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5.V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6" style:family="table">
      <style:table-properties style:width="16.002cm" fo:break-before="page" table:align="margins" style:writing-mode="lr-tb"/>
    </style:style>
    <style:style style:name="Table36.A" style:family="table-column">
      <style:table-column-properties style:column-width="3cm" style:rel-column-width="12287*"/>
    </style:style>
    <style:style style:name="Table36.B" style:family="table-column">
      <style:table-column-properties style:column-width="9.999cm" style:rel-column-width="40952*"/>
    </style:style>
    <style:style style:name="Table36.C" style:family="table-column">
      <style:table-column-properties style:column-width="3.002cm" style:rel-column-width="12296*"/>
    </style:style>
    <style:style style:name="Table36.A1" style:family="table-cell">
      <style:table-cell-properties fo:padding-left="0cm" fo:padding-right="0cm" fo:padding-top="0.64cm" fo:padding-bottom="0cm" fo:border="none"/>
    </style:style>
    <style:style style:name="Table37" style:family="table">
      <style:table-properties style:width="16.002cm" table:align="margins" style:may-break-between-rows="false" style:writing-mode="lr-tb"/>
    </style:style>
    <style:style style:name="Table37.A" style:family="table-column">
      <style:table-column-properties style:column-width="0.499cm" style:rel-column-width="2047*"/>
    </style:style>
    <style:style style:name="Table37.f" style:family="table-column">
      <style:table-column-properties style:column-width="0.508cm" style:rel-column-width="2078*"/>
    </style:style>
    <style:style style:name="Table3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7.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12" style:family="paragraph" style:parent-style-name="Text_20_body">
      <style:text-properties style:font-name-asian="Times New Roman" style:font-name-complex="Times New Roman"/>
    </style:style>
    <style:style style:name="P13"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14" style:family="paragraph" style:parent-style-name="Title" style:master-page-name="First_20_Page">
      <style:paragraph-properties style:page-number="auto"/>
      <style:text-properties fo:font-size="36pt" style:font-size-asian="36pt"/>
    </style:style>
    <style:style style:name="P15" style:family="paragraph" style:parent-style-name="Standard">
      <style:text-properties style:font-name-asian="Times New Roman" style:font-name-complex="Times New Roman"/>
    </style:style>
    <style:style style:name="P16" style:family="paragraph" style:parent-style-name="Text_20_body" style:list-style-name="List_20_Bulleted"/>
    <style:style style:name="P17" style:family="paragraph" style:parent-style-name="Text_20_body" style:list-style-name="List_20_Numbered"/>
    <style:style style:name="P18" style:family="paragraph" style:parent-style-name="Text_20_body">
      <style:text-properties style:font-name-asian="Times New Roman" style:font-name-complex="Times New Roman"/>
    </style:style>
    <style:style style:name="P19" style:family="paragraph" style:parent-style-name="Instr_20_Misc_20_Title">
      <style:text-properties style:font-name="Times New Roman" style:font-name-asian="Times New Roman" style:font-name-complex="Times New Roman"/>
    </style:style>
    <style:style style:name="P20"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23" style:family="paragraph" style:parent-style-name="Table_20_Contents">
      <style:paragraph-properties fo:text-align="center" style:justify-single-word="false"/>
      <style:text-properties fo:font-size="7pt" style:font-size-asian="7pt" style:font-size-complex="7pt"/>
    </style:style>
    <style:style style:name="P24" style:family="paragraph" style:parent-style-name="Table_20_Contents">
      <style:paragraph-properties fo:text-align="center" style:justify-single-word="false"/>
      <style:text-properties fo:font-size="10pt" style:font-size-asian="10pt" style:font-size-complex="10pt"/>
    </style:style>
    <style:style style:name="P25"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26" style:family="paragraph" style:parent-style-name="Heading_20_1" style:master-page-name="Standard">
      <style:paragraph-properties style:page-number="auto"/>
    </style:style>
    <style:style style:name="P27" style:family="paragraph" style:parent-style-name="List_20_Bullet" style:list-style-name="List_20_Bulleted"/>
    <style:style style:name="P28" style:family="paragraph" style:parent-style-name="List_20_Bullet" style:list-style-name=""/>
    <style:style style:name="P29" style:family="paragraph" style:parent-style-name="Heading_20_2">
      <style:paragraph-properties fo:break-before="page"/>
    </style:style>
    <style:style style:name="P30" style:family="paragraph">
      <style:paragraph-properties fo:text-align="center"/>
    </style:style>
    <style:style style:name="P31"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style>
    <style:style style:name="T7" style:family="text">
      <style:text-properties style:font-name="Times New Roman" style:font-name-asian="Times New Roman" style:font-name-complex="Times New Roman"/>
    </style:style>
    <style:style style:name="T8" style:family="text">
      <style:text-properties style:font-name-asian="Times New Roman"/>
    </style:style>
    <style:style style:name="T9" style:family="text">
      <style:text-properties style:font-name-asian="Times New Roman" style:font-name-complex="Times New Roman"/>
    </style:style>
    <style:style style:name="T10" style:family="text">
      <style:text-properties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42">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2031137792"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1066560028"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14">OpenRISC 1200 version 2</text:p>
      <text:p text:style-name="P3">Supplementary Programmer's Reference Manual</text:p>
      <text:p text:style-name="Author">Jeremy Bennett</text:p>
      <text:p text:style-name="Revision">Revision <text:bookmark-ref text:reference-format="text" text:ref-name="revno">0.0.8</text:bookmark-ref></text:p>
      <text:p text:style-name="Title_20_Date"><text:bookmark-ref text:reference-format="text" text:ref-name="revdate">16 Jun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B2" office:value-type="date" office:date-value="2010-04-27">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B2" office:value-type="date" office:date-value="2010-06-02">
            <text:p text:style-name="Table_20_Contents">2 Jun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B2" office:value-type="date" office:date-value="2010-06-09">
            <text:p text:style-name="Table_20_Contents">9 Jun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0.0.4</text:p>
          </table:table-cell>
          <table:table-cell table:style-name="Table799.B2" office:value-type="date" office:date-value="2010-06-11">
            <text:p text:style-name="Table_20_Contents">11 Jun 2010</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row>
          <table:table-cell table:style-name="Table799.A2" office:value-type="string">
            <text:p text:style-name="Table_20_Contents">0.0.5</text:p>
          </table:table-cell>
          <table:table-cell table:style-name="Table799.B2" office:value-type="date" office:date-value="2010-06-13">
            <text:p text:style-name="P13">13 Jun 2010</text:p>
          </table:table-cell>
          <table:table-cell table:style-name="Table799.A2" office:value-type="string">
            <text:p text:style-name="Table_20_Contents">Jeremy Bennett</text:p>
          </table:table-cell>
          <table:table-cell table:style-name="Table799.D2" office:value-type="string">
            <text:p text:style-name="Table_20_Contents">Details of <text:span text:style-name="Code">l.mul</text:span>, <text:span text:style-name="Code">l.muli</text:span> and <text:span text:style-name="Code">l.mul</text:span> clarified.</text:p>
          </table:table-cell>
        </table:table-row>
        <table:table-row>
          <table:table-cell table:style-name="Table799.A2" office:value-type="string">
            <text:p text:style-name="Table_20_Contents">0.0.6</text:p>
          </table:table-cell>
          <table:table-cell table:style-name="Table799.A2" office:value-type="string">
            <text:p text:style-name="P13">14 Jun 2010</text:p>
          </table:table-cell>
          <table:table-cell table:style-name="Table799.A2" office:value-type="string">
            <text:p text:style-name="Table_20_Contents">Jeremy Bennett</text:p>
          </table:table-cell>
          <table:table-cell table:style-name="Table799.D2" office:value-type="string">
            <text:p text:style-name="Table_20_Contents">Alignment behavior of <text:span text:style-name="Code">l.jalr</text:span> and <text:span text:style-name="Code">l.jr</text:span> clarified.</text:p>
          </table:table-cell>
        </table:table-row>
        <table:table-row>
          <table:table-cell table:style-name="Table799.A2" office:value-type="string">
            <text:p text:style-name="Table_20_Contents">0.0.7</text:p>
          </table:table-cell>
          <table:table-cell table:style-name="Table799.A2" office:value-type="string">
            <text:p text:style-name="P13">16 Jun 2010</text:p>
          </table:table-cell>
          <table:table-cell table:style-name="Table799.A2" office:value-type="string">
            <text:p text:style-name="Table_20_Contents">Jeremy Bennett</text:p>
          </table:table-cell>
          <table:table-cell table:style-name="Table799.D2" office:value-type="string">
            <text:p text:style-name="Table_20_Contents">Handling of immediate operand to <text:span text:style-name="Code">l.xori</text:span> changed.</text:p>
          </table:table-cell>
        </table:table-row>
        <table:table-row>
          <table:table-cell table:style-name="Table799.A2" office:value-type="string">
            <text:p text:style-name="Table_20_Contents"><text:bookmark-start text:name="revno"/>0.0.8<text:bookmark-end text:name="revno"/></text:p>
          </table:table-cell>
          <table:table-cell table:style-name="Table799.A2" office:value-type="string">
            <text:p text:style-name="P13"><text:bookmark-start text:name="revdate"/>16 Jun 20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More explanation of <text:span text:style-name="Code">l.xori</text:span>.</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text:tab/>About this Manual<text:tab/><text:a xlink:type="simple" xlink:href="#1.About this Manual|outline" text:style-name="Internet_20_link" text:visited-style-name="Internet_20_link">8</text:a></text:p>
          <text:p text:style-name="P11">1.1<text:tab/>Introduction<text:tab/><text:a xlink:type="simple" xlink:href="#1.1.Introduction|outline" text:style-name="Internet_20_link" text:visited-style-name="Internet_20_link">8</text:a></text:p>
          <text:p text:style-name="P11">1.2<text:tab/>Authors and Contributors<text:tab/><text:a xlink:type="simple" xlink:href="#1.2.Authors and Contributors|outline" text:style-name="Internet_20_link" text:visited-style-name="Internet_20_link">8</text:a></text:p>
          <text:p text:style-name="P11">1.3<text:tab/>Typography<text:tab/><text:a xlink:type="simple" xlink:href="#1.3.Typography|outline" text:style-name="Internet_20_link" text:visited-style-name="Internet_20_link">8</text:a></text:p>
          <text:p text:style-name="P11">1.4<text:tab/>Conventions<text:tab/><text:a xlink:type="simple" xlink:href="#1.4.Conventions|outline" text:style-name="Internet_20_link" text:visited-style-name="Internet_20_link">9</text:a></text:p>
          <text:p text:style-name="P11">1.5<text:tab/>Numbering<text:tab/><text:a xlink:type="simple" xlink:href="#1.5.Numbering|outline" text:style-name="Internet_20_link" text:visited-style-name="Internet_20_link">9</text:a></text:p>
          <text:p text:style-name="P10">2<text:tab/>Architecture Overview<text:tab/><text:a xlink:type="simple" xlink:href="#2.Architecture Overview|outline" text:style-name="Internet_20_link" text:visited-style-name="Internet_20_link">10</text:a></text:p>
          <text:p text:style-name="P10">3<text:tab/>Addressing Modes and Operand Conventions<text:tab/><text:a xlink:type="simple" xlink:href="#3.Addressing Modes and Operand Conventions|outline" text:style-name="Internet_20_link" text:visited-style-name="Internet_20_link">11</text:a></text:p>
          <text:p text:style-name="P10">4<text:tab/>Register Set<text:tab/><text:a xlink:type="simple" xlink:href="#4.Register Set|outline" text:style-name="Internet_20_link" text:visited-style-name="Internet_20_link">12</text:a></text:p>
          <text:p text:style-name="P11">4.1<text:tab/>Features<text:tab/><text:a xlink:type="simple" xlink:href="#4.1.Features|outline" text:style-name="Internet_20_link" text:visited-style-name="Internet_20_link">12</text:a></text:p>
          <text:p text:style-name="P11">4.2<text:tab/>Overview<text:tab/><text:a xlink:type="simple" xlink:href="#4.2.Overview|outline" text:style-name="Internet_20_link" text:visited-style-name="Internet_20_link">12</text:a></text:p>
          <text:p text:style-name="P11">4.3<text:tab/>Special Purpose Registers<text:tab/><text:a xlink:type="simple" xlink:href="#4.3.Special Purpose Registers|outline" text:style-name="Internet_20_link" text:visited-style-name="Internet_20_link">12</text:a></text:p>
          <text:p text:style-name="P11">4.4<text:tab/>General Purpose Registers<text:tab/><text:a xlink:type="simple" xlink:href="#4.4.General Purpose Registers|outline" text:style-name="Internet_20_link" text:visited-style-name="Internet_20_link">12</text:a></text:p>
          <text:p text:style-name="P11">4.5<text:tab/>Support for Custom Number of GPRs<text:tab/><text:a xlink:type="simple" xlink:href="#4.5.Support for Custom Number of GPRs|outline" text:style-name="Internet_20_link" text:visited-style-name="Internet_20_link">12</text:a></text:p>
          <text:p text:style-name="P11">4.6<text:tab/>Supervision Register<text:tab/><text:a xlink:type="simple" xlink:href="#4.6.Supervision Register|outline" text:style-name="Internet_20_link" text:visited-style-name="Internet_20_link">12</text:a></text:p>
          <text:p text:style-name="P11">4.7<text:tab/>Exception Program Counter Registers<text:tab/><text:a xlink:type="simple" xlink:href="#4.7.Exception Program Counter Registers|outline" text:style-name="Internet_20_link" text:visited-style-name="Internet_20_link">12</text:a></text:p>
          <text:p text:style-name="P11">4.8<text:tab/>Exception Effective Address Registers<text:tab/><text:a xlink:type="simple" xlink:href="#4.8.Exception Effective Address Registers|outline" text:style-name="Internet_20_link" text:visited-style-name="Internet_20_link">12</text:a></text:p>
          <text:p text:style-name="P11">4.9<text:tab/>Exception Supervision Registers<text:tab/><text:a xlink:type="simple" xlink:href="#4.9.Exception Supervision Registers|outline" text:style-name="Internet_20_link" text:visited-style-name="Internet_20_link">12</text:a></text:p>
          <text:p text:style-name="P11">4.10<text:tab/>Next and Previous Program Counter<text:tab/><text:a xlink:type="simple" xlink:href="#4.10.Next and Previous Program Counter|outline" text:style-name="Internet_20_link" text:visited-style-name="Internet_20_link">12</text:a></text:p>
          <text:p text:style-name="P11">4.11<text:tab/>Floating Point Control Status Register<text:tab/><text:a xlink:type="simple" xlink:href="#4.11.Floating Point Control Status Register|outline" text:style-name="Internet_20_link" text:visited-style-name="Internet_20_link">12</text:a></text:p>
          <text:p text:style-name="P10">5<text:tab/>Instruction Set<text:tab/><text:a xlink:type="simple" xlink:href="#5.Instruction Set|outline" text:style-name="Internet_20_link" text:visited-style-name="Internet_20_link">13</text:a></text:p>
          <text:p text:style-name="P11">5.1<text:tab/>Features<text:tab/><text:a xlink:type="simple" xlink:href="#5.1.Features|outline" text:style-name="Internet_20_link" text:visited-style-name="Internet_20_link">13</text:a></text:p>
          <text:p text:style-name="P11">5.2<text:tab/>Overview<text:tab/><text:a xlink:type="simple" xlink:href="#5.2.Overview|outline" text:style-name="Internet_20_link" text:visited-style-name="Internet_20_link">13</text:a></text:p>
          <text:p text:style-name="P11">5.3<text:tab/>ORBIS32/64<text:tab/><text:a xlink:type="simple" xlink:href="#5.3.ORBIS32/64|outline" text:style-name="Internet_20_link" text:visited-style-name="Internet_20_link">13</text:a></text:p>
          <text:p text:style-name="P11">5.4<text:tab/>ORFPX32/64<text:tab/><text:a xlink:type="simple" xlink:href="#5.4.ORFPX32/64|outline" text:style-name="Internet_20_link" text:visited-style-name="Internet_20_link">18</text:a></text:p>
          <text:p text:style-name="P11">5.5<text:tab/>ORVDX64<text:tab/><text:a xlink:type="simple" xlink:href="#5.5.ORVDX64|outline" text:style-name="Internet_20_link" text:visited-style-name="Internet_20_link">21</text:a></text:p>
          <text:p text:style-name="P10">6<text:tab/>Exception Model<text:tab/><text:a xlink:type="simple" xlink:href="#6.Exception Model|outline" text:style-name="Internet_20_link" text:visited-style-name="Internet_20_link">22</text:a></text:p>
          <text:p text:style-name="P10">7<text:tab/>Memory Model<text:tab/><text:a xlink:type="simple" xlink:href="#7.Memory Model|outline" text:style-name="Internet_20_link" text:visited-style-name="Internet_20_link">23</text:a></text:p>
          <text:p text:style-name="P10">8<text:tab/>Memory Management<text:tab/><text:a xlink:type="simple" xlink:href="#8.Memory Management|outline" text:style-name="Internet_20_link" text:visited-style-name="Internet_20_link">24</text:a></text:p>
          <text:p text:style-name="P10">9<text:tab/>Cache Model and Cache Coherency<text:tab/><text:a xlink:type="simple" xlink:href="#9.Cache Model and Cache Coherency|outline" text:style-name="Internet_20_link" text:visited-style-name="Internet_20_link">25</text:a></text:p>
          <text:p text:style-name="P10">10<text:tab/>Debug Unit (Optional)<text:tab/><text:a xlink:type="simple" xlink:href="#10.Debug Unit (Optional)|outline" text:style-name="Internet_20_link" text:visited-style-name="Internet_20_link">26</text:a></text:p>
          <text:p text:style-name="P10">11<text:tab/>Performance Counters Unit (Optional)<text:tab/><text:a xlink:type="simple" xlink:href="#11.Performance Counters Unit (Optional)|outline" text:style-name="Internet_20_link" text:visited-style-name="Internet_20_link">27</text:a></text:p>
          <text:p text:style-name="P10">12<text:tab/>Power Management (Optional)<text:tab/><text:a xlink:type="simple" xlink:href="#12.Power Management (Optional)|outline" text:style-name="Internet_20_link" text:visited-style-name="Internet_20_link">28</text:a></text:p>
          <text:p text:style-name="P10">13<text:tab/>Programmable Interrupt Controller (Optional)<text:tab/><text:a xlink:type="simple" xlink:href="#13.Programmable Interrupt Controller (Optional)|outline" text:style-name="Internet_20_link" text:visited-style-name="Internet_20_link">29</text:a></text:p>
          <text:p text:style-name="P11"><text:soft-page-break/>13.1<text:tab/>Functionality<text:tab/><text:a xlink:type="simple" xlink:href="#13.1.Functionality|outline" text:style-name="Internet_20_link" text:visited-style-name="Internet_20_link">29</text:a></text:p>
          <text:p text:style-name="P10">14<text:tab/>Tick Timer Facility (Optional)<text:tab/><text:a xlink:type="simple" xlink:href="#14.Tick Timer Facility (Optional)|outline" text:style-name="Internet_20_link" text:visited-style-name="Internet_20_link">31</text:a></text:p>
          <text:p text:style-name="P10">15<text:tab/>OpenRISC 1000 Implementations<text:tab/><text:a xlink:type="simple" xlink:href="#15.OpenRISC 1000 Implementations|outline" text:style-name="Internet_20_link" text:visited-style-name="Internet_20_link">32</text:a></text:p>
          <text:p text:style-name="P10">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49644131" text:style-name="List_20_Numbered">
        <text:list-item>
          <text:p text:style-name="P17"><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7"><text:bookmark-start text:name="__RefNumPara__35294627"/>Igor Mohor, 14 Apr 04. <text:span text:style-name="Emphasis">SoC Debug Interface, rev 3.0.</text:span> Available from www.opencores.org.<text:bookmark-end text:name="__RefNumPara__35294627"/></text:p>
        </text:list-item>
        <text:list-item>
          <text:p text:style-name="P17"><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7">―</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row table:style-name="Table2.1">
          <table:table-cell table:style-name="Table2.A4" office:value-type="string">
            <text:p text:style-name="Table_20_Contents">Richard Herveille</text:p>
          </table:table-cell>
          <table:table-cell table:style-name="Table2.B4" office:value-type="string">
            <text:p text:style-name="Table_20_Contents">Advice on instruction behavior</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545423984" text:continue-list="list1066560028" text:style-name="List_20_Bulleted">
        <text:list-item>
          <text:p text:style-name="P27">Programming examples are shown in a fixed width font, <text:span text:style-name="Code">thus</text:span>.</text:p>
        </text:list-item>
        <text:list-item>
          <text:p text:style-name="P27">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27">UPPER CASE items may be either acronyms or register mode fields that can be written by software. Some common acronyms appear in the glossary.</text:p>
        </text:list-item>
        <text:list-item>
          <text:p text:style-name="P27"><text:soft-page-break/>Square brackets [] indicate an addressed field in a register or a numbered register in a register file.</text:p>
        </text:list-item>
      </text:list>
      <text:p text:style-name="P28">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rB[31:0]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exts(Immediate)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rB[31:0] == 0</text:span></text:span></text:p>
      <text:p text:style-name="Text_20_body"><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rB[63:0] == 0</text:span></text:span></text:p>
      <text:p text:style-name="Text_20_body"><text:span text:style-name="Code"><text:span text:style-name="T9">SR[OV] <text:s text:c="2"/>← 0</text:span></text:span></text:p>
      <text:p text:style-name="P9">Exceptions</text:p>
      <text:p text:style-name="Text_20_body"><text:span text:style-name="Code"><text:span text:style-name="T9">Range exception</text:span></text:span><text:span text:style-name="T9"> when divisor is zero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 which does not specify that SR[OVE] must be set.</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text:tab/>/* Div by zero sets carry */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rB[31:0] == 0</text:span></text:span></text:p>
      <text:p text:style-name="Text_20_body"><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rB[63:0] == 0</text:span></text:span></text:p>
      <text:p text:style-name="Text_20_body"><text:span text:style-name="Code"><text:span text:style-name="T9">SR[OV] <text:s text:c="2"/>← 0</text:span></text:span></text:p>
      <text:p text:style-name="P9">Exceptions</text:p>
      <text:p text:style-name="Text_20_body"><text:span text:style-name="Code"><text:span text:style-name="T9">Range exception</text:span></text:span><text:span text:style-name="T9"> when divisor is zero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 which does not specify that SR[OVE] must be se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4">l.ff1</text:p>
          </table:table-cell>
          <table:table-cell table:style-name="Table20.A1" office:value-type="string">
            <text:p text:style-name="P6">Find First 1</text:p>
          </table:table-cell>
          <table:table-cell table:style-name="Table20.A1" office:value-type="string">
            <text:p text:style-name="P5">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7">31</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6</text:p>
          </table:table-cell>
          <table:table-cell table:style-name="Table21.A1" office:value-type="string">
            <text:p text:style-name="P7">2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1</text:p>
          </table:table-cell>
          <table:table-cell table:style-name="Table21.A1" office:value-type="string">
            <text:p text:style-name="P7">20</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6</text:p>
          </table:table-cell>
          <table:table-cell table:style-name="Table21.A1" office:value-type="string">
            <text:p text:style-name="P7">1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1</text:p>
          </table:table-cell>
          <table:table-cell table:style-name="Table21.A1" office:value-type="string">
            <text:p text:style-name="P7">10</text:p>
          </table:table-cell>
          <table:table-cell table:style-name="Table21.A1" office:value-type="string">
            <text:p text:style-name="P7">.</text:p>
          </table:table-cell>
          <table:table-cell table:style-name="Table21.A1" office:value-type="string">
            <text:p text:style-name="P7">8</text:p>
          </table:table-cell>
          <table:table-cell table:style-name="Table21.A1" office:value-type="string">
            <text:p text:style-name="P7">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f1" office:value-type="string">
            <text:p text:style-name="P7">0</text:p>
          </table:table-cell>
        </table:table-row>
        <table:table-row>
          <table:table-cell table:style-name="Table21.A2" table:number-columns-spanned="6" office:value-type="string">
            <text:p text:style-name="P8">opcode 0x38</text:p>
          </table:table-cell>
          <table:covered-table-cell/>
          <table:covered-table-cell/>
          <table:covered-table-cell/>
          <table:covered-table-cell/>
          <table:covered-table-cell/>
          <table:table-cell table:style-name="Table21.A2" table:number-columns-spanned="5" office:value-type="string">
            <text:p text:style-name="P8">D</text:p>
          </table:table-cell>
          <table:covered-table-cell/>
          <table:covered-table-cell/>
          <table:covered-table-cell/>
          <table:covered-table-cell/>
          <table:table-cell table:style-name="Table21.A2" table:number-columns-spanned="5" office:value-type="string">
            <text:p text:style-name="P8">A</text:p>
          </table:table-cell>
          <table:covered-table-cell/>
          <table:covered-table-cell/>
          <table:covered-table-cell/>
          <table:covered-table-cell/>
          <table:table-cell table:style-name="Table21.A2" table:number-columns-spanned="5" office:value-type="string">
            <text:p text:style-name="P8">reserved</text:p>
          </table:table-cell>
          <table:covered-table-cell/>
          <table:covered-table-cell/>
          <table:covered-table-cell/>
          <table:covered-table-cell/>
          <table:table-cell table:style-name="Table21.A2" office:value-type="string">
            <text:p text:style-name="P8">res</text:p>
          </table:table-cell>
          <table:table-cell table:style-name="Table21.A2" table:number-columns-spanned="2" office:value-type="string">
            <text:p text:style-name="P8">0x0</text:p>
          </table:table-cell>
          <table:covered-table-cell/>
          <table:table-cell table:style-name="Table21.A2" table:number-columns-spanned="4" office:value-type="string">
            <text:p text:style-name="P8">reserved</text:p>
          </table:table-cell>
          <table:covered-table-cell/>
          <table:covered-table-cell/>
          <table:covered-table-cell/>
          <table:table-cell table:style-name="Table21.c2" table:number-columns-spanned="4" office:value-type="string">
            <text:p text:style-name="P8">opcode 0xf</text:p>
          </table:table-cell>
          <table:covered-table-cell/>
          <table:covered-table-cell/>
          <table:covered-table-cell/>
        </table:table-row>
        <table:table-row>
          <table:table-cell table:style-name="Table21.A2" table:number-columns-spanned="6" office:value-type="string">
            <text:p text:style-name="P8">6 bits</text:p>
          </table:table-cell>
          <table:covered-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office:value-type="string">
            <text:p text:style-name="P8">1</text:p>
          </table:table-cell>
          <table:table-cell table:style-name="Table21.A2" table:number-columns-spanned="2" office:value-type="string">
            <text:p text:style-name="P8">2 bits</text:p>
          </table:table-cell>
          <table:covered-table-cell/>
          <table:table-cell table:style-name="Table21.A2" table:number-columns-spanned="4" office:value-type="string">
            <text:p text:style-name="P8">4 bits</text:p>
          </table:table-cell>
          <table:covered-table-cell/>
          <table:covered-table-cell/>
          <table:covered-table-cell/>
          <table:table-cell table:style-name="Table2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9">← rA[0] ? 1 : rA[1] ? 2 ... rA[31] ? 32 : 0</text:span></text:span></text:p>
      <text:p text:style-name="Instr_20_Misc_20_Title">64-bit Implementation</text:p>
      <text:p text:style-name="Text_20_Body_20_Packed"><text:span text:style-name="Code"><text:span text:style-name="T9">rD[63:0] ← rA[0] ? 1 : rA[1] ? 2 ... rA[63] ? 64 : 0</text:span></text:span></text:p>
      <text:p text:style-name="P9">Exceptions</text:p>
      <text:p text:style-name="P12">None.</text:p>
      <text:p text:style-name="Text_20_body"><text:span text:style-name="Strong_20_Emphasis"><text:span text:style-name="T9">Note.</text:span></text:span><text:span text:style-name="T9">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l.fl1</text:p>
          </table:table-cell>
          <table:table-cell table:style-name="Table22.A1" office:value-type="string">
            <text:p text:style-name="P6">Find Last 1</text:p>
          </table:table-cell>
          <table:table-cell table:style-name="Table22.A1" office:value-type="string">
            <text:p text:style-name="P5">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7">31</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6</text:p>
          </table:table-cell>
          <table:table-cell table:style-name="Table23.A1" office:value-type="string">
            <text:p text:style-name="P7">2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1</text:p>
          </table:table-cell>
          <table:table-cell table:style-name="Table23.A1" office:value-type="string">
            <text:p text:style-name="P7">20</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6</text:p>
          </table:table-cell>
          <table:table-cell table:style-name="Table23.A1" office:value-type="string">
            <text:p text:style-name="P7">1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1</text:p>
          </table:table-cell>
          <table:table-cell table:style-name="Table23.A1" office:value-type="string">
            <text:p text:style-name="P7">10</text:p>
          </table:table-cell>
          <table:table-cell table:style-name="Table23.A1" office:value-type="string">
            <text:p text:style-name="P7">.</text:p>
          </table:table-cell>
          <table:table-cell table:style-name="Table23.A1" office:value-type="string">
            <text:p text:style-name="P7">8</text:p>
          </table:table-cell>
          <table:table-cell table:style-name="Table23.A1" office:value-type="string">
            <text:p text:style-name="P7">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f1" office:value-type="string">
            <text:p text:style-name="P7">0</text:p>
          </table:table-cell>
        </table:table-row>
        <table:table-row>
          <table:table-cell table:style-name="Table23.A2" table:number-columns-spanned="6" office:value-type="string">
            <text:p text:style-name="P8">opcode 0x38</text:p>
          </table:table-cell>
          <table:covered-table-cell/>
          <table:covered-table-cell/>
          <table:covered-table-cell/>
          <table:covered-table-cell/>
          <table:covered-table-cell/>
          <table:table-cell table:style-name="Table23.A2" table:number-columns-spanned="5" office:value-type="string">
            <text:p text:style-name="P8">D</text:p>
          </table:table-cell>
          <table:covered-table-cell/>
          <table:covered-table-cell/>
          <table:covered-table-cell/>
          <table:covered-table-cell/>
          <table:table-cell table:style-name="Table23.A2" table:number-columns-spanned="5" office:value-type="string">
            <text:p text:style-name="P8">A</text:p>
          </table:table-cell>
          <table:covered-table-cell/>
          <table:covered-table-cell/>
          <table:covered-table-cell/>
          <table:covered-table-cell/>
          <table:table-cell table:style-name="Table23.A2" table:number-columns-spanned="5" office:value-type="string">
            <text:p text:style-name="P8">reserved</text:p>
          </table:table-cell>
          <table:covered-table-cell/>
          <table:covered-table-cell/>
          <table:covered-table-cell/>
          <table:covered-table-cell/>
          <table:table-cell table:style-name="Table23.A2" office:value-type="string">
            <text:p text:style-name="P8">res</text:p>
          </table:table-cell>
          <table:table-cell table:style-name="Table23.A2" table:number-columns-spanned="2" office:value-type="string">
            <text:p text:style-name="P8">0x1</text:p>
          </table:table-cell>
          <table:covered-table-cell/>
          <table:table-cell table:style-name="Table23.A2" table:number-columns-spanned="4" office:value-type="string">
            <text:p text:style-name="P8">reserved</text:p>
          </table:table-cell>
          <table:covered-table-cell/>
          <table:covered-table-cell/>
          <table:covered-table-cell/>
          <table:table-cell table:style-name="Table23.c2" table:number-columns-spanned="4" office:value-type="string">
            <text:p text:style-name="P8">opcode 0xf</text:p>
          </table:table-cell>
          <table:covered-table-cell/>
          <table:covered-table-cell/>
          <table:covered-table-cell/>
        </table:table-row>
        <table:table-row>
          <table:table-cell table:style-name="Table23.A2" table:number-columns-spanned="6" office:value-type="string">
            <text:p text:style-name="P8">6 bits</text:p>
          </table:table-cell>
          <table:covered-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office:value-type="string">
            <text:p text:style-name="P8">1</text:p>
          </table:table-cell>
          <table:table-cell table:style-name="Table23.A2" table:number-columns-spanned="2" office:value-type="string">
            <text:p text:style-name="P8">2 bits</text:p>
          </table:table-cell>
          <table:covered-table-cell/>
          <table:table-cell table:style-name="Table23.A2" table:number-columns-spanned="4" office:value-type="string">
            <text:p text:style-name="P8">4 bits</text:p>
          </table:table-cell>
          <table:covered-table-cell/>
          <table:covered-table-cell/>
          <table:covered-table-cell/>
          <table:table-cell table:style-name="Table23.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9">← rA[31] ? 32 : rA[30] ? 31 ... rA[0] ? 1 : 0</text:span></text:span></text:p>
      <text:p text:style-name="Instr_20_Misc_20_Title">64-bit Implementation</text:p>
      <text:p text:style-name="Text_20_Body_20_Packed"><text:span text:style-name="Code"><text:span text:style-name="T9">rD[63:0] ← rA[63] ? 64 : rA[62] ? 63 ... rA[0] ? 1 : 0</text:span></text:span></text:p>
      <text:p text:style-name="P9">Exceptions</text:p>
      <text:p text:style-name="P12">None.</text:p>
      <text:p text:style-name="Text_20_body"><text:span text:style-name="Strong_20_Emphasis"><text:span text:style-name="T9">Note.</text:span></text:span><text:span text:style-name="T9"> The original manual shows this opcode with three operands. The first reserved field would usually provide a rB, but this is not used here.</text:span></text:p>
      <table:table table:name="Table32" table:style-name="Table32">
        <table:table-column table:style-name="Table32.A"/>
        <table:table-column table:style-name="Table32.B"/>
        <table:table-column table:style-name="Table32.C"/>
        <table:table-row>
          <table:table-cell table:style-name="Table32.A1" office:value-type="string">
            <text:p text:style-name="P4">l.jalr</text:p>
          </table:table-cell>
          <table:table-cell table:style-name="Table32.A1" office:value-type="string">
            <text:p text:style-name="P6">Jump and Link Register</text:p>
          </table:table-cell>
          <table:table-cell table:style-name="Table32.A1" office:value-type="string">
            <text:p text:style-name="P5">l.jalr</text:p>
          </table:table-cell>
        </table:table-row>
      </table:table>
      <text:p text:style-name="Text_20_body"/>
      <table:table table:name="Table33" table:style-name="Table33">
        <table:table-column table:style-name="Table33.A" table:number-columns-repeated="31"/>
        <table:table-column table:style-name="Table33.f"/>
        <table:table-row>
          <table:table-cell table:style-name="Table33.A1" office:value-type="string">
            <text:p text:style-name="P7">31</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26</text:p>
          </table:table-cell>
          <table:table-cell table:style-name="Table33.A1" office:value-type="string">
            <text:p text:style-name="P7">2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6</text:p>
          </table:table-cell>
          <table:table-cell table:style-name="Table33.A1" office:value-type="string">
            <text:p text:style-name="P7">1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1</text:p>
          </table:table-cell>
          <table:table-cell table:style-name="Table33.A1" office:value-type="string">
            <text:p text:style-name="P7">10</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f1" office:value-type="string">
            <text:p text:style-name="P7">0</text:p>
          </table:table-cell>
        </table:table-row>
        <table:table-row>
          <table:table-cell table:style-name="Table33.A2" table:number-columns-spanned="6" office:value-type="string">
            <text:p text:style-name="P8">opcode 0x12</text:p>
          </table:table-cell>
          <table:covered-table-cell/>
          <table:covered-table-cell/>
          <table:covered-table-cell/>
          <table:covered-table-cell/>
          <table:covered-table-cell/>
          <table:table-cell table:style-name="Table33.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B</text:p>
          </table:table-cell>
          <table:covered-table-cell/>
          <table:covered-table-cell/>
          <table:covered-table-cell/>
          <table:covered-table-cell/>
          <table:table-cell table:style-name="Table33.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table:number-columns-spanned="6" office:value-type="string">
            <text:p text:style-name="P8">6 bits</text:p>
          </table:table-cell>
          <table:covered-table-cell/>
          <table:covered-table-cell/>
          <table:covered-table-cell/>
          <table:covered-table-cell/>
          <table:covered-table-cell/>
          <table:table-cell table:style-name="Table33.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5 bits</text:p>
          </table:table-cell>
          <table:covered-table-cell/>
          <table:covered-table-cell/>
          <table:covered-table-cell/>
          <table:covered-table-cell/>
          <table:table-cell table:style-name="Table33.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alr <text:s/>rB</text:span></text:p>
      <text:p text:style-name="Instr_20_Misc_20_Title">Description</text:p>
      <text:p text:style-name="Text_20_body">The contents of general-purpose register rB is the effective address of the jump. The program unconditionally jumps to EA with a delay of one instruction. The address of the instruction after the delay slot is placed in the link register. It is not allowed to specify the link register as rB.</text:p>
      <text:p text:style-name="Instr_20_Misc_20_Title">32-bit Implementation</text:p>
      <text:p text:style-name="Text_20_Body_20_Packed"><text:span text:style-name="Code">PC[31:0] </text:span><text:span text:style-name="Code"><text:span text:style-name="T9">← rB[31:0]</text:span></text:span></text:p>
      <text:p text:style-name="Text_20_Body_20_Packed"><text:span text:style-name="Code"><text:span text:style-name="T9">LR[31:0] ← DelayInsnAddr + 4</text:span></text:span></text:p>
      <text:p text:style-name="Instr_20_Misc_20_Title">64-bit Implementation</text:p>
      <text:p text:style-name="Text_20_Body_20_Packed"><text:span text:style-name="Code">PC[63:0] </text:span><text:span text:style-name="Code"><text:span text:style-name="T9">← rB[63:0]</text:span></text:span></text:p>
      <text:p text:style-name="Text_20_Body_20_Packed"><text:span text:style-name="Code"><text:span text:style-name="T9">LR[63:0] ← DelayInsnAddr + 4</text:span></text:span></text:p>
      <text:p text:style-name="P9">Exceptions</text:p>
      <text:p text:style-name="P12"><text:span text:style-name="Code">ALIGN Exception</text:span> if the address in rB is not word aligned. <text:span text:style-name="Code">ILLEGAL Exception</text:span> if the link register is specified as rB.</text:p>
      <text:p text:style-name="Text_20_body"><text:span text:style-name="Strong_20_Emphasis"><text:span text:style-name="T9">Note.</text:span></text:span><text:span text:style-name="T9"> The original manual makes no specification of exception behavior. The assembler will generally prevent the link register being used as rB.</text:span></text:p>
      <table:table table:name="Table34" table:style-name="Table34">
        <table:table-column table:style-name="Table34.A"/>
        <table:table-column table:style-name="Table34.B"/>
        <table:table-column table:style-name="Table34.C"/>
        <table:table-row>
          <table:table-cell table:style-name="Table34.A1" office:value-type="string">
            <text:p text:style-name="P4">l.jr</text:p>
          </table:table-cell>
          <table:table-cell table:style-name="Table34.A1" office:value-type="string">
            <text:p text:style-name="P6">Jump Register</text:p>
          </table:table-cell>
          <table:table-cell table:style-name="Table34.A1" office:value-type="string">
            <text:p text:style-name="P5">l.jr</text:p>
          </table:table-cell>
        </table:table-row>
      </table:table>
      <text:p text:style-name="Text_20_body"/>
      <table:table table:name="Table35" table:style-name="Table35">
        <table:table-column table:style-name="Table35.A" table:number-columns-repeated="31"/>
        <table:table-column table:style-name="Table35.f"/>
        <table:table-row>
          <table:table-cell table:style-name="Table35.A1" office:value-type="string">
            <text:p text:style-name="P7">31</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26</text:p>
          </table:table-cell>
          <table:table-cell table:style-name="Table35.A1" office:value-type="string">
            <text:p text:style-name="P7">2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6</text:p>
          </table:table-cell>
          <table:table-cell table:style-name="Table35.A1" office:value-type="string">
            <text:p text:style-name="P7">1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1</text:p>
          </table:table-cell>
          <table:table-cell table:style-name="Table35.A1" office:value-type="string">
            <text:p text:style-name="P7">10</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f1" office:value-type="string">
            <text:p text:style-name="P7">0</text:p>
          </table:table-cell>
        </table:table-row>
        <table:table-row>
          <table:table-cell table:style-name="Table35.A2" table:number-columns-spanned="6" office:value-type="string">
            <text:p text:style-name="P8">opcode 0x11</text:p>
          </table:table-cell>
          <table:covered-table-cell/>
          <table:covered-table-cell/>
          <table:covered-table-cell/>
          <table:covered-table-cell/>
          <table:covered-table-cell/>
          <table:table-cell table:style-name="Table35.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B</text:p>
          </table:table-cell>
          <table:covered-table-cell/>
          <table:covered-table-cell/>
          <table:covered-table-cell/>
          <table:covered-table-cell/>
          <table:table-cell table:style-name="Table35.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5.A2" table:number-columns-spanned="6" office:value-type="string">
            <text:p text:style-name="P8">6 bits</text:p>
          </table:table-cell>
          <table:covered-table-cell/>
          <table:covered-table-cell/>
          <table:covered-table-cell/>
          <table:covered-table-cell/>
          <table:covered-table-cell/>
          <table:table-cell table:style-name="Table35.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5 bits</text:p>
          </table:table-cell>
          <table:covered-table-cell/>
          <table:covered-table-cell/>
          <table:covered-table-cell/>
          <table:covered-table-cell/>
          <table:table-cell table:style-name="Table35.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r <text:s/>rB</text:span></text:p>
      <text:p text:style-name="Instr_20_Misc_20_Title">Description</text:p>
      <text:p text:style-name="Text_20_body">The contents of general-purpose register rB is the effective address of the jump. The program unconditionally jumps to EA with a delay of one instruction.</text:p>
      <text:p text:style-name="Instr_20_Misc_20_Title">32-bit Implementation</text:p>
      <text:p text:style-name="Text_20_Body_20_Packed"><text:span text:style-name="Code">PC[31:0] </text:span><text:span text:style-name="Code"><text:span text:style-name="T9">← rB[31:0]</text:span></text:span></text:p>
      <text:p text:style-name="Instr_20_Misc_20_Title">64-bit Implementation</text:p>
      <text:p text:style-name="Text_20_Body_20_Packed"><text:span text:style-name="Code">PC[63:0] </text:span><text:span text:style-name="Code"><text:span text:style-name="T9">← rB[63:0]</text:span></text:span></text:p>
      <text:p text:style-name="Instr_20_Misc_20_Title"><text:span text:style-name="T7">Exceptions</text:span></text:p>
      <text:p text:style-name="P12"><text:span text:style-name="Code">ALIGN Exception</text:span> if the address in rB is not word aligned.</text:p>
      <text:p text:style-name="Text_20_body"><text:span text:style-name="Strong_20_Emphasis"><text:span text:style-name="T9">Note.</text:span></text:span><text:span text:style-name="T9"> The original manual makes no specification of exception behavior.</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l.maci</text:p>
          </table:table-cell>
          <table:table-cell table:style-name="Table24.A1" office:value-type="string">
            <text:p text:style-name="P6">Multiply Immediate Signed and Accumulate</text:p>
          </table:table-cell>
          <table:table-cell table:style-name="Table24.A1" office:value-type="string">
            <text:p text:style-name="P5">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7">31</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6</text:p>
          </table:table-cell>
          <table:table-cell table:style-name="Table25.A1" office:value-type="string">
            <text:p text:style-name="P7">2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1</text:p>
          </table:table-cell>
          <table:table-cell table:style-name="Table25.A1" office:value-type="string">
            <text:p text:style-name="P7">20</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16</text:p>
          </table:table-cell>
          <table:table-cell table:style-name="Table25.A1" office:value-type="string">
            <text:p text:style-name="P7">1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f1" office:value-type="string">
            <text:p text:style-name="P7">0</text:p>
          </table:table-cell>
        </table:table-row>
        <table:table-row>
          <table:table-cell table:style-name="Table25.A2" table:number-columns-spanned="6" office:value-type="string">
            <text:p text:style-name="P8">opcode 0x13</text:p>
          </table:table-cell>
          <table:covered-table-cell/>
          <table:covered-table-cell/>
          <table:covered-table-cell/>
          <table:covered-table-cell/>
          <table:covered-table-cell/>
          <table:table-cell table:style-name="Table25.A2" table:number-columns-spanned="5" office:value-type="string">
            <text:p text:style-name="P8">reserved</text:p>
          </table:table-cell>
          <table:covered-table-cell/>
          <table:covered-table-cell/>
          <table:covered-table-cell/>
          <table:covered-table-cell/>
          <table:table-cell table:style-name="Table25.A2" table:number-columns-spanned="5" office:value-type="string">
            <text:p text:style-name="P8">A</text:p>
          </table:table-cell>
          <table:covered-table-cell/>
          <table:covered-table-cell/>
          <table:covered-table-cell/>
          <table:covered-table-cell/>
          <table:table-cell table:style-name="Table2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8">6 bits</text:p>
          </table:table-cell>
          <table:covered-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9">← </text:span></text:span><text:span text:style-name="Code">MACLO[31:0]</text:span></text:p>
      <text:p text:style-name="Text_20_Body_20_Packed"><text:span text:style-name="Code">temp1[63:32] </text:span><text:span text:style-name="Code"><text:span text:style-name="T9">← MACHI[31:0]</text:span></text:span></text:p>
      <text:p text:style-name="Text_20_Body_20_Packed"><text:span text:style-name="Code">temp2[31:0] <text:s/></text:span><text:span text:style-name="Code"><text:span text:style-name="T9">← rA[31:0] * exts(Immediate)</text:span></text:span></text:p>
      <text:p text:style-name="Text_20_Body_20_Packed"><text:span text:style-name="Code"><text:span text:style-name="T9">temp1[63:0] <text:s/>← temp1[63:0] + exts(temp2[31:0])</text:span></text:span></text:p>
      <text:p text:style-name="Text_20_Body_20_Packed"><text:span text:style-name="Code"><text:span text:style-name="T9">MACLO[31:0] <text:s/>← temp1[31:0]</text:span></text:span></text:p>
      <text:p text:style-name="Text_20_Body_20_Packed"><text:span text:style-name="Code"><text:span text:style-name="T9">MACHI[31:0] <text:s/>← temp1[63:32]</text:span></text:span></text:p>
      <text:p text:style-name="Instr_20_Misc_20_Title">64-bit Implementation</text:p>
      <text:p text:style-name="Text_20_Body_20_Packed"><text:span text:style-name="Code">temp1[31:0] <text:s/></text:span><text:span text:style-name="Code"><text:span text:style-name="T9">← </text:span></text:span><text:span text:style-name="Code">MACLO[31:0]</text:span></text:p>
      <text:p text:style-name="Text_20_Body_20_Packed"><text:span text:style-name="Code">temp1[63:32] </text:span><text:span text:style-name="Code"><text:span text:style-name="T9">← MACHI[31:0]</text:span></text:span></text:p>
      <text:p text:style-name="Text_20_Body_20_Packed"><text:span text:style-name="Code">temp2[31:0] <text:s/></text:span><text:span text:style-name="Code"><text:span text:style-name="T9">← rA[63:0] * exts(Immediate)</text:span></text:span></text:p>
      <text:p text:style-name="Text_20_Body_20_Packed"><text:span text:style-name="Code"><text:span text:style-name="T9">temp1[63:0] <text:s/>← temp1[63:0] + exts(temp2[31:0])</text:span></text:span></text:p>
      <text:p text:style-name="Text_20_Body_20_Packed"><text:span text:style-name="Code"><text:span text:style-name="T9">MACLO[31:0] <text:s/>← temp1[31:0]</text:span></text:span></text:p>
      <text:p text:style-name="Text_20_Body_20_Packed"><text:span text:style-name="Code"><text:span text:style-name="T9">MACHI[31:0] <text:s/>← temp1[63:32]</text:span></text:span></text:p>
      <text:p text:style-name="P9">Exceptions</text:p>
      <text:p text:style-name="P12">None.</text:p>
      <text:p text:style-name="Text_20_body"><text:span text:style-name="Strong_20_Emphasis"><text:span text:style-name="T9">Note.</text:span></text:span><text:span text:style-name="T9"> The original manual shows this opcode with a different bit pattern. The first reserved field would usually provide rD, but this is not used here. Clarified that the results of multiplication is sign-extended before adding in.</text:span></text:p>
      <text:p text:style-name="Standard"/>
      <table:table table:name="Table26" table:style-name="Table26">
        <table:table-column table:style-name="Table26.A"/>
        <table:table-column table:style-name="Table26.B"/>
        <table:table-column table:style-name="Table26.C"/>
        <table:table-row>
          <table:table-cell table:style-name="Table26.A1" office:value-type="string">
            <text:p text:style-name="P4">l.mul</text:p>
          </table:table-cell>
          <table:table-cell table:style-name="Table26.A1" office:value-type="string">
            <text:p text:style-name="P6">Multiply Signed</text:p>
          </table:table-cell>
          <table:table-cell table:style-name="Table26.A1" office:value-type="string">
            <text:p text:style-name="P5">l.mul</text:p>
          </table:table-cell>
        </table:table-row>
      </table:table>
      <text:p text:style-name="Text_20_body"/>
      <table:table table:name="Table27" table:style-name="Table27">
        <table:table-column table:style-name="Table27.A" table:number-columns-repeated="31"/>
        <table:table-column table:style-name="Table27.f"/>
        <table:table-row>
          <table:table-cell table:style-name="Table27.A1" office:value-type="string">
            <text:p text:style-name="P7">31</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6</text:p>
          </table:table-cell>
          <table:table-cell table:style-name="Table27.A1" office:value-type="string">
            <text:p text:style-name="P7">2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1</text:p>
          </table:table-cell>
          <table:table-cell table:style-name="Table27.A1" office:value-type="string">
            <text:p text:style-name="P7">20</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6</text:p>
          </table:table-cell>
          <table:table-cell table:style-name="Table27.A1" office:value-type="string">
            <text:p text:style-name="P7">1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1</text:p>
          </table:table-cell>
          <table:table-cell table:style-name="Table27.A1" office:value-type="string">
            <text:p text:style-name="P7">10</text:p>
          </table:table-cell>
          <table:table-cell table:style-name="Table27.A1" office:value-type="string">
            <text:p text:style-name="P7">9</text:p>
          </table:table-cell>
          <table:table-cell table:style-name="Table27.A1" office:value-type="string">
            <text:p text:style-name="P7">8</text:p>
          </table:table-cell>
          <table:table-cell table:style-name="Table27.A1" office:value-type="string">
            <text:p text:style-name="P7">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4</text:p>
          </table:table-cell>
          <table:table-cell table:style-name="Table27.A1" office:value-type="string">
            <text:p text:style-name="P7">3</text:p>
          </table:table-cell>
          <table:table-cell table:style-name="Table27.A1" office:value-type="string">
            <text:p text:style-name="P7">.</text:p>
          </table:table-cell>
          <table:table-cell table:style-name="Table27.A1" office:value-type="string">
            <text:p text:style-name="P7">.</text:p>
          </table:table-cell>
          <table:table-cell table:style-name="Table27.f1" office:value-type="string">
            <text:p text:style-name="P7">0</text:p>
          </table:table-cell>
        </table:table-row>
        <table:table-row>
          <table:table-cell table:style-name="Table27.A2" table:number-columns-spanned="6" office:value-type="string">
            <text:p text:style-name="P8">opcode 0x38</text:p>
          </table:table-cell>
          <table:covered-table-cell/>
          <table:covered-table-cell/>
          <table:covered-table-cell/>
          <table:covered-table-cell/>
          <table:covered-table-cell/>
          <table:table-cell table:style-name="Table27.A2" table:number-columns-spanned="5" office:value-type="string">
            <text:p text:style-name="P8">D</text:p>
          </table:table-cell>
          <table:covered-table-cell/>
          <table:covered-table-cell/>
          <table:covered-table-cell/>
          <table:covered-table-cell/>
          <table:table-cell table:style-name="Table27.A2" table:number-columns-spanned="5" office:value-type="string">
            <text:p text:style-name="P8">A</text:p>
          </table:table-cell>
          <table:covered-table-cell/>
          <table:covered-table-cell/>
          <table:covered-table-cell/>
          <table:covered-table-cell/>
          <table:table-cell table:style-name="Table27.A2" table:number-columns-spanned="5" office:value-type="string">
            <text:p text:style-name="P8">B</text:p>
          </table:table-cell>
          <table:covered-table-cell/>
          <table:covered-table-cell/>
          <table:covered-table-cell/>
          <table:covered-table-cell/>
          <table:table-cell table:style-name="Table27.A2" office:value-type="string">
            <text:p text:style-name="P8">res</text:p>
          </table:table-cell>
          <table:table-cell table:style-name="Table27.A2" table:number-columns-spanned="2" office:value-type="string">
            <text:p text:style-name="P8">0x3</text:p>
          </table:table-cell>
          <table:covered-table-cell/>
          <table:table-cell table:style-name="Table27.A2" table:number-columns-spanned="4" office:value-type="string">
            <text:p text:style-name="P8">reserved</text:p>
          </table:table-cell>
          <table:covered-table-cell/>
          <table:covered-table-cell/>
          <table:covered-table-cell/>
          <table:table-cell table:style-name="Table27.c2" table:number-columns-spanned="4" office:value-type="string">
            <text:p text:style-name="P8">opcode 0x6</text:p>
          </table:table-cell>
          <table:covered-table-cell/>
          <table:covered-table-cell/>
          <table:covered-table-cell/>
        </table:table-row>
        <table:table-row>
          <table:table-cell table:style-name="Table27.A2" table:number-columns-spanned="6" office:value-type="string">
            <text:p text:style-name="P8">6 bits</text:p>
          </table:table-cell>
          <table:covered-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office:value-type="string">
            <text:p text:style-name="P8">1</text:p>
          </table:table-cell>
          <table:table-cell table:style-name="Table27.A2" table:number-columns-spanned="2" office:value-type="string">
            <text:p text:style-name="P8">2 bits</text:p>
          </table:table-cell>
          <table:covered-table-cell/>
          <table:table-cell table:style-name="Table27.A2" table:number-columns-spanned="4" office:value-type="string">
            <text:p text:style-name="P8">4 bits</text:p>
          </table:table-cell>
          <table:covered-table-cell/>
          <table:covered-table-cell/>
          <table:covered-table-cell/>
          <table:table-cell table:style-name="Table2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28" table:style-name="Table28">
        <table:table-column table:style-name="Table28.A"/>
        <table:table-column table:style-name="Table28.B"/>
        <table:table-column table:style-name="Table28.C"/>
        <table:table-row>
          <table:table-cell table:style-name="Table28.A1" office:value-type="string">
            <text:p text:style-name="P4">l.muli</text:p>
          </table:table-cell>
          <table:table-cell table:style-name="Table28.A1" office:value-type="string">
            <text:p text:style-name="P6">Multiply Signed</text:p>
          </table:table-cell>
          <table:table-cell table:style-name="Table28.A1" office:value-type="string">
            <text:p text:style-name="P5">l.muli</text:p>
          </table:table-cell>
        </table:table-row>
      </table:table>
      <text:p text:style-name="Text_20_body"/>
      <table:table table:name="Table29" table:style-name="Table29">
        <table:table-column table:style-name="Table29.A" table:number-columns-repeated="31"/>
        <table:table-column table:style-name="Table29.f"/>
        <table:table-row>
          <table:table-cell table:style-name="Table29.A1" office:value-type="string">
            <text:p text:style-name="P7">31</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6</text:p>
          </table:table-cell>
          <table:table-cell table:style-name="Table29.A1" office:value-type="string">
            <text:p text:style-name="P7">2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1</text:p>
          </table:table-cell>
          <table:table-cell table:style-name="Table29.A1" office:value-type="string">
            <text:p text:style-name="P7">20</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16</text:p>
          </table:table-cell>
          <table:table-cell table:style-name="Table29.A1" office:value-type="string">
            <text:p text:style-name="P7">1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f1" office:value-type="string">
            <text:p text:style-name="P7">0</text:p>
          </table:table-cell>
        </table:table-row>
        <table:table-row>
          <table:table-cell table:style-name="Table29.A2" table:number-columns-spanned="6" office:value-type="string">
            <text:p text:style-name="P8">opcode 0x2c</text:p>
          </table:table-cell>
          <table:covered-table-cell/>
          <table:covered-table-cell/>
          <table:covered-table-cell/>
          <table:covered-table-cell/>
          <table:covered-table-cell/>
          <table:table-cell table:style-name="Table29.A2" table:number-columns-spanned="5" office:value-type="string">
            <text:p text:style-name="P8">D</text:p>
          </table:table-cell>
          <table:covered-table-cell/>
          <table:covered-table-cell/>
          <table:covered-table-cell/>
          <table:covered-table-cell/>
          <table:table-cell table:style-name="Table29.A2" table:number-columns-spanned="5" office:value-type="string">
            <text:p text:style-name="P8">A</text:p>
          </table:table-cell>
          <table:covered-table-cell/>
          <table:covered-table-cell/>
          <table:covered-table-cell/>
          <table:covered-table-cell/>
          <table:table-cell table:style-name="Table29.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9.A2" table:number-columns-spanned="6" office:value-type="string">
            <text:p text:style-name="P8">6 bits</text:p>
          </table:table-cell>
          <table:covered-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uli <text:s/>rD,rA,I</text:span></text:p>
      <text:p text:style-name="Instr_20_Misc_20_Title">Descriptio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ext:p text:style-name="Text_20_body">The immediate value is sign extended and multiplied by the contents of general-purpose register rA.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9">← rA[31: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4">l.mulu</text:p>
          </table:table-cell>
          <table:table-cell table:style-name="Table30.A1" office:value-type="string">
            <text:p text:style-name="P6">Multiply Unsigned</text:p>
          </table:table-cell>
          <table:table-cell table:style-name="Table30.A1" office:value-type="string">
            <text:p text:style-name="P5">l.mulu</text:p>
          </table:table-cell>
        </table:table-row>
      </table:table>
      <text:p text:style-name="Text_20_body"/>
      <table:table table:name="Table31" table:style-name="Table31">
        <table:table-column table:style-name="Table31.A" table:number-columns-repeated="31"/>
        <table:table-column table:style-name="Table31.f"/>
        <table:table-row>
          <table:table-cell table:style-name="Table31.A1" office:value-type="string">
            <text:p text:style-name="P7">31</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6</text:p>
          </table:table-cell>
          <table:table-cell table:style-name="Table31.A1" office:value-type="string">
            <text:p text:style-name="P7">2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1</text:p>
          </table:table-cell>
          <table:table-cell table:style-name="Table31.A1" office:value-type="string">
            <text:p text:style-name="P7">20</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6</text:p>
          </table:table-cell>
          <table:table-cell table:style-name="Table31.A1" office:value-type="string">
            <text:p text:style-name="P7">1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1</text:p>
          </table:table-cell>
          <table:table-cell table:style-name="Table31.A1" office:value-type="string">
            <text:p text:style-name="P7">10</text:p>
          </table:table-cell>
          <table:table-cell table:style-name="Table31.A1" office:value-type="string">
            <text:p text:style-name="P7">9</text:p>
          </table:table-cell>
          <table:table-cell table:style-name="Table31.A1" office:value-type="string">
            <text:p text:style-name="P7">8</text:p>
          </table:table-cell>
          <table:table-cell table:style-name="Table31.A1" office:value-type="string">
            <text:p text:style-name="P7">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4</text:p>
          </table:table-cell>
          <table:table-cell table:style-name="Table31.A1" office:value-type="string">
            <text:p text:style-name="P7">3</text:p>
          </table:table-cell>
          <table:table-cell table:style-name="Table31.A1" office:value-type="string">
            <text:p text:style-name="P7">.</text:p>
          </table:table-cell>
          <table:table-cell table:style-name="Table31.A1" office:value-type="string">
            <text:p text:style-name="P7">.</text:p>
          </table:table-cell>
          <table:table-cell table:style-name="Table31.f1" office:value-type="string">
            <text:p text:style-name="P7">0</text:p>
          </table:table-cell>
        </table:table-row>
        <table:table-row>
          <table:table-cell table:style-name="Table31.A2" table:number-columns-spanned="6" office:value-type="string">
            <text:p text:style-name="P8">opcode 0x38</text:p>
          </table:table-cell>
          <table:covered-table-cell/>
          <table:covered-table-cell/>
          <table:covered-table-cell/>
          <table:covered-table-cell/>
          <table:covered-table-cell/>
          <table:table-cell table:style-name="Table31.A2" table:number-columns-spanned="5" office:value-type="string">
            <text:p text:style-name="P8">D</text:p>
          </table:table-cell>
          <table:covered-table-cell/>
          <table:covered-table-cell/>
          <table:covered-table-cell/>
          <table:covered-table-cell/>
          <table:table-cell table:style-name="Table31.A2" table:number-columns-spanned="5" office:value-type="string">
            <text:p text:style-name="P8">A</text:p>
          </table:table-cell>
          <table:covered-table-cell/>
          <table:covered-table-cell/>
          <table:covered-table-cell/>
          <table:covered-table-cell/>
          <table:table-cell table:style-name="Table31.A2" table:number-columns-spanned="5" office:value-type="string">
            <text:p text:style-name="P8">B</text:p>
          </table:table-cell>
          <table:covered-table-cell/>
          <table:covered-table-cell/>
          <table:covered-table-cell/>
          <table:covered-table-cell/>
          <table:table-cell table:style-name="Table31.A2" office:value-type="string">
            <text:p text:style-name="P8">res</text:p>
          </table:table-cell>
          <table:table-cell table:style-name="Table31.A2" table:number-columns-spanned="2" office:value-type="string">
            <text:p text:style-name="P8">0x3</text:p>
          </table:table-cell>
          <table:covered-table-cell/>
          <table:table-cell table:style-name="Table31.A2" table:number-columns-spanned="4" office:value-type="string">
            <text:p text:style-name="P8">reserved</text:p>
          </table:table-cell>
          <table:covered-table-cell/>
          <table:covered-table-cell/>
          <table:covered-table-cell/>
          <table:table-cell table:style-name="Table31.c2" table:number-columns-spanned="4" office:value-type="string">
            <text:p text:style-name="P8">opcode 0xb</text:p>
          </table:table-cell>
          <table:covered-table-cell/>
          <table:covered-table-cell/>
          <table:covered-table-cell/>
        </table:table-row>
        <table:table-row>
          <table:table-cell table:style-name="Table31.A2" table:number-columns-spanned="6" office:value-type="string">
            <text:p text:style-name="P8">6 bits</text:p>
          </table:table-cell>
          <table:covered-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office:value-type="string">
            <text:p text:style-name="P8">1</text:p>
          </table:table-cell>
          <table:table-cell table:style-name="Table31.A2" table:number-columns-spanned="2" office:value-type="string">
            <text:p text:style-name="P8">2 bits</text:p>
          </table:table-cell>
          <table:covered-table-cell/>
          <table:table-cell table:style-name="Table31.A2" table:number-columns-spanned="4" office:value-type="string">
            <text:p text:style-name="P8">4 bits</text:p>
          </table:table-cell>
          <table:covered-table-cell/>
          <table:covered-table-cell/>
          <table:covered-table-cell/>
          <table:table-cell table:style-name="Table3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u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unsigned integers. </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_20_Packed"><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_20_Packed"><text:span text:style-name="Code"><text:span text:style-name="T9">SR[OV] <text:s text:c="2"/>← 0</text:span></text:span></text:p>
      <text:p text:style-name="P9">Exceptions</text:p>
      <text:p text:style-name="P12">None.</text:p>
      <text:p text:style-name="Text_20_body"><text:span text:style-name="Strong_20_Emphasis"><text:span text:style-name="T9">Note.</text:span></text:span><text:span text:style-name="T9"> This is a clarification of the original manual, which suggested setting the overflow flag and potentially raising a </text:span><text:span text:style-name="Code"><text:span text:style-name="T9">Range Exception</text:span></text:span><text:span text:style-name="T9">.</text:span></text:p>
      <table:table table:name="Table36" table:style-name="Table36">
        <table:table-column table:style-name="Table36.A"/>
        <table:table-column table:style-name="Table36.B"/>
        <table:table-column table:style-name="Table36.C"/>
        <table:table-row>
          <table:table-cell table:style-name="Table36.A1" office:value-type="string">
            <text:p text:style-name="P4">l.xori</text:p>
          </table:table-cell>
          <table:table-cell table:style-name="Table36.A1" office:value-type="string">
            <text:p text:style-name="P6">Exclusive Or with Immediate Half Word</text:p>
          </table:table-cell>
          <table:table-cell table:style-name="Table36.A1" office:value-type="string">
            <text:p text:style-name="P5">l.xori</text:p>
          </table:table-cell>
        </table:table-row>
      </table:table>
      <text:p text:style-name="Text_20_body"/>
      <table:table table:name="Table37" table:style-name="Table37">
        <table:table-column table:style-name="Table37.A" table:number-columns-repeated="31"/>
        <table:table-column table:style-name="Table37.f"/>
        <table:table-row>
          <table:table-cell table:style-name="Table37.A1" office:value-type="string">
            <text:p text:style-name="P7">31</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6</text:p>
          </table:table-cell>
          <table:table-cell table:style-name="Table37.A1" office:value-type="string">
            <text:p text:style-name="P7">2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1</text:p>
          </table:table-cell>
          <table:table-cell table:style-name="Table37.A1" office:value-type="string">
            <text:p text:style-name="P7">20</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6</text:p>
          </table:table-cell>
          <table:table-cell table:style-name="Table37.A1" office:value-type="string">
            <text:p text:style-name="P7">1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1</text:p>
          </table:table-cell>
          <table:table-cell table:style-name="Table37.A1" office:value-type="string">
            <text:p text:style-name="P7">10</text:p>
          </table:table-cell>
          <table:table-cell table:style-name="Table37.A1" office:value-type="string">
            <text:p text:style-name="P7">.</text:p>
          </table:table-cell>
          <table:table-cell table:style-name="Table37.A1" office:value-type="string">
            <text:p text:style-name="P7">8</text:p>
          </table:table-cell>
          <table:table-cell table:style-name="Table37.A1" office:value-type="string">
            <text:p text:style-name="P7">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f1" office:value-type="string">
            <text:p text:style-name="P7">0</text:p>
          </table:table-cell>
        </table:table-row>
        <table:table-row>
          <table:table-cell table:style-name="Table37.A2" table:number-columns-spanned="6" office:value-type="string">
            <text:p text:style-name="P8">opcode 0x2b</text:p>
          </table:table-cell>
          <table:covered-table-cell/>
          <table:covered-table-cell/>
          <table:covered-table-cell/>
          <table:covered-table-cell/>
          <table:covered-table-cell/>
          <table:table-cell table:style-name="Table37.A2" table:number-columns-spanned="5" office:value-type="string">
            <text:p text:style-name="P8">D</text:p>
          </table:table-cell>
          <table:covered-table-cell/>
          <table:covered-table-cell/>
          <table:covered-table-cell/>
          <table:covered-table-cell/>
          <table:table-cell table:style-name="Table37.A2" table:number-columns-spanned="5" office:value-type="string">
            <text:p text:style-name="P8">A</text:p>
          </table:table-cell>
          <table:covered-table-cell/>
          <table:covered-table-cell/>
          <table:covered-table-cell/>
          <table:covered-table-cell/>
          <table:table-cell table:style-name="Table37.Q2" table:number-columns-spanned="16" office:value-type="string">
            <text:p text:style-name="P8">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7.A2" table:number-columns-spanned="6" office:value-type="string">
            <text:p text:style-name="P8">6 bits</text:p>
          </table:table-cell>
          <table:covered-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xori <text:s/>rD,rA,K</text:span></text:p>
      <text:p text:style-name="Instr_20_Misc_20_Title">Description</text:p>
      <text:p text:style-name="Text_20_body">The immediate value is zero-extended and combined with the contents of general-purpose register rA in a bit-wise logical XOR operation. The result is placed into general-purpose register rD.</text:p>
      <text:p text:style-name="Instr_20_Misc_20_Title">32-bit Implementation</text:p>
      <text:p text:style-name="Text_20_Body_20_Packed"><text:span text:style-name="Code">rD[31:0] </text:span><text:span text:style-name="Code"><text:span text:style-name="T9">← rA[31:0] XOR extz(Immediate)</text:span></text:span></text:p>
      <text:p text:style-name="Instr_20_Misc_20_Title">64-bit Implementation</text:p>
      <text:p text:style-name="Text_20_Body_20_Packed"><text:span text:style-name="Code">rD[63:0] </text:span><text:span text:style-name="Code"><text:span text:style-name="T9">← rA[63:0] XOR extz(Immediate)</text:span></text:span></text:p>
      <text:p text:style-name="P9">Exceptions</text:p>
      <text:p text:style-name="Text_20_body"><text:span text:style-name="T9">None.</text:span></text:p>
      <text:p text:style-name="Text_20_body"><text:span text:style-name="Strong_20_Emphasis"><text:span text:style-name="T9">Note.</text:span></text:span><text:span text:style-name="T9"> The original manual specified that the immediate value was sign-extended, and inconsistency with </text:span><text:span text:style-name="Code"><text:span text:style-name="T9">l.andi</text:span></text:span><text:span text:style-name="T9"> and </text:span><text:span text:style-name="Code"><text:span text:style-name="T9">l.ori</text:span></text:span><text:span text:style-name="T9">. This means that </text:span><text:span text:style-name="Code"><text:span text:style-name="T9">l.xori rD,rA,-1</text:span></text:span><text:span text:style-name="T9"> can be used in the absence of a NOT instruction. This change of functionality has a significant impact, because of the heavy use in this way by GCC. Thus this manual documents an aspiration for behavior, that is not yet provided in current implementations.</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text:soft-page-break/></text:p>
      <table:table table:name="Table5" table:style-name="Table5">
        <table:table-column table:style-name="Table5.A" table:number-columns-repeated="31"/>
        <table:table-column table:style-name="Table5.f"/>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9">←</text:span></text:span><text:span text:style-name="Code"><text:span text:style-name="T9"> rA[63:0] * rB[63:0] + rD[63:0]</text:span></text:span></text:p>
      <text:p text:style-name="P9">Exceptions</text:p>
      <text:p text:style-name="Text_20_body"><text:span text:style-name="Code"><text:span text:style-name="T9">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9">←</text:span></text:span><text:span text:style-name="Code"><text:span text:style-name="T9"> rA[31:0] * rB[31:0] + rD[31:0]</text:span></text:span></text:p>
      <text:p text:style-name="Instr_20_Misc_20_Title">64-bit Implementation</text:p>
      <text:p text:style-name="Text_20_Body_20_Packed"><text:span text:style-name="Code">rD[31:0] <text:s/></text:span><text:span text:style-name="Code"><text:span text:style-name="T9">←</text:span></text:span><text:span text:style-name="Code"><text:span text:style-name="T9"> rA[31:0] * rB[31:0] + rD[31:0]</text:span></text:span></text:p>
      <text:p text:style-name="Text_20_body"><text:span text:style-name="Code"><text:span text:style-name="T9">rD[63:32] </text:span></text:span><text:span text:style-name="Code"><text:span text:style-name="T9">←</text:span></text:span><text:span text:style-name="Code"><text:span text:style-name="T9"> 0</text:span></text:span></text:p>
      <text:p text:style-name="P9">Exceptions</text:p>
      <text:p text:style-name="Text_20_body"><text:span text:style-name="Code"><text:span text:style-name="T9">Floating Point</text:span></text:span></text:p>
      <text:p text:style-name="P15"/>
      <text:h text:style-name="P29" text:outline-level="2">ORVDX64</text:h>
      <text:p text:style-name="Text_20_body">This section is not separated from ORBIS32/64 in the original manual.</text:p>
      <text:h text:style-name="P26"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070"/><text:bookmark-start text:name="_Ref478992081"/><text:bookmark-start text:name="_Ref478992095"/><text:bookmark-start text:name="_Ref478992097"/><text:bookmark-start text:name="_Ref478992100"/><text:bookmark-start text:name="_Ref478992102"/><text:bookmark-start text:name="_Ref478992142"/><text:bookmark-start text:name="_Ref478992145"/><text:bookmark-start text:name="_Ref478992201"/>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43"><draw:text-box fo:min-height="6.045cm"><text:p text:style-name="Figure"><draw:g text:anchor-type="paragraph" draw:z-index="44" draw:style-name="gr1"><draw:custom-shape draw:style-name="gr2" draw:text-style-name="P30" svg:width="4.001cm" svg:height="1.001cm" svg:x="5.012cm" svg:y="3cm"><text:p text:style-name="P30">Mask function</text:p><draw:enhanced-geometry svg:viewBox="0 0 21600 21600" draw:mirror-horizontal="false" draw:mirror-vertical="false" draw:type="rectangle" draw:enhanced-path="M 0 0 L 21600 0 21600 21600 0 21600 0 0 Z N"/></draw:custom-shape><draw:custom-shape draw:style-name="gr2" draw:text-style-name="P30" svg:width="4.001cm" svg:height="1.001cm" svg:x="5.012cm" svg:y="5.001cm"><text:p text:style-name="P30">PICSR</text:p><draw:enhanced-geometry svg:viewBox="0 0 21600 21600" draw:mirror-horizontal="false" draw:mirror-vertical="false" draw:type="rectangle" draw:enhanced-path="M 0 0 L 21600 0 21600 21600 0 21600 0 0 Z N"/></draw:custom-shape><draw:polyline draw:style-name="gr3" draw:text-style-name="P30" svg:width="2.826cm" svg:height="1.424cm" draw:transform="skewX (-0.101403629540852) rotate (2.36335034012508) translate (4.1271512634292cm 6.58073432062254cm)" svg:viewBox="0 0 2827 1425" draw:points="0,-1599393 1567,-1600798 2827,-1599373"><text:p/></draw:polyline><draw:line draw:style-name="gr4" draw:text-style-name="P30" svg:x1="0.011cm" svg:y1="3.48cm" svg:x2="5.012cm" svg:y2="3.48cm"><text:p/></draw:line><draw:line draw:style-name="gr4" draw:text-style-name="P30" svg:x1="9.01cm" svg:y1="3.48cm" svg:x2="14.011cm" svg:y2="3.48cm"><text:p/></draw:line><draw:line draw:style-name="gr5" draw:text-style-name="P30" svg:x1="6.899cm" svg:y1="1cm" svg:x2="6.899cm" svg:y2="3cm"><text:p/></draw:line><draw:rect draw:style-name="gr6" draw:text-style-name="P31" svg:width="3.001cm" svg:height="0.5cm" svg:x="0.011cm" svg:y="3.581cm"><text:p text:style-name="P31">INT[31:0]</text:p></draw:rect><draw:rect draw:style-name="gr7" draw:text-style-name="P31" svg:width="5.001cm" svg:height="0.5cm" svg:x="9.01cm" svg:y="3.581cm"><text:p text:style-name="P31">External interrupt exception</text:p></draw:rect><draw:custom-shape draw:style-name="gr2" draw:text-style-name="P30" svg:width="4.001cm" svg:height="1.001cm" svg:x="5.012cm" svg:y="0cm"><text:p text:style-name="P30">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1448157134" text:continue-list="list49644131" text:style-name="List_20_Numbered">
        <text:list-item text:start-value="1">
          <text:p text:style-name="P17">Peripheral asserts interrupt, which is latched and triggers handler.</text:p>
        </text:list-item>
        <text:list-item>
          <text:p text:style-name="P17">Handler processes interrupt.</text:p>
        </text:list-item>
        <text:list-item>
          <text:p text:style-name="P17">Handler notifies peripheral that the interrupt has been processed (typically via a memory mapped register).</text:p>
        </text:list-item>
        <text:list-item>
          <text:p text:style-name="P17"><text:soft-page-break/>Peripheral deasserts interrupt.</text:p>
        </text:list-item>
        <text:list-item>
          <text:p text:style-name="P17">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070"/><text:bookmark-end text:name="_Ref478992081"/><text:bookmark-end text:name="_Ref478992095"/><text:bookmark-end text:name="_Ref478992097"/><text:bookmark-end text:name="_Ref478992100"/><text:bookmark-end text:name="_Ref478992102"/><text:bookmark-end text:name="_Ref478992142"/><text:bookmark-end text:name="_Ref478992145"/><text:bookmark-end text:name="_Ref478992201"/><text:bookmark-start text:name="_Ref506705387"/><text:bookmark-start text:name="_Ref509591491"/>Application Binary Interface<text:bookmark-end text:name="_Ref506705387"/><text:bookmark-end text:name="_Ref509591491"/></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26"><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8</text:bookmark-ref></text:span></text:span><text:span text:style-name="Page_20_Number"><text:span text:style-name="MT2"><text:tab/>page </text:span></text:span><text:span text:style-name="Page_20_Number"><text:span text:style-name="MT2"><text:page-number text:select-page="current">42</text:page-number></text:span></text:span><text:span text:style-name="Page_20_Number"><text:span text:style-name="MT2"> of </text:span></text:span><text:span text:style-name="Page_20_Number"><text:span text:style-name="MT2"><text:page-count style:num-format="1">42</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8</text:bookmark-ref></text:span><text:span text:style-name="MT3"><text:tab/>page </text:span><text:span text:style-name="Page_20_Number"><text:span text:style-name="MT2"><text:page-number text:select-page="current">42</text:page-number></text:span></text:span><text:span text:style-name="Page_20_Number"><text:span text:style-name="MT2"> of </text:span></text:span><text:span text:style-name="Page_20_Number"><text:span text:style-name="MT2"><text:page-count style:num-format="1">42</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OpenRISC 1000 version 2 Supplementary Programmer's Reference Manual</dc:title>
    <meta:initial-creator>Damjan Lampret</meta:initial-creator>
    <meta:creation-date>2005-11-03T19:42:00</meta:creation-date>
    <dc:creator>Jeremy Bennett</dc:creator>
    <dc:date>2010-06-16T16:01:27</dc:date>
    <meta:editing-cycles>68</meta:editing-cycles>
    <meta:editing-duration>PT113H12M30S</meta:editing-duration>
    <meta:generator>OpenOffice.org/3.1$Linux OpenOffice.org_project/310m19$Build-9420</meta:generator>
    <meta:document-statistic meta:table-count="40" meta:image-count="3" meta:object-count="0" meta:page-count="42" meta:paragraph-count="1269" meta:word-count="4287" meta:character-count="23244"/>
    <meta:user-defined meta:name="Language">English</meta:user-defined>
  </office:meta>
</office:document-meta>
</file>